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lano de Campanha: Aumento de Leads em 30% no 1º Trimestre</text:span></text:p>
      <text:p text:style-name="Horizontal_20_Line"/>
      <text:h text:style-name="Heading_20_3" text:outline-level="3">1. Resumo</text:h>
      <text:p text:style-name="Text_20_body">Objetivo: Crescer leads qualificados em 30% entre 01/03 e 31/05/2026, focando em profissionais de 25–45 anos interessados em IA aplicada a negócios e automação.<text:line-break/>Budget: R$ 80.000<text:line-break/>Tom/voz: Técnico e inspirador, visando credibilidade e engajamento.<text:line-break/>Métricas-chave (KPIs):</text:p>
      <text:list xml:id="list831062950" text:style-name="L1">
        <text:list-item>
          <text:p text:style-name="P2">Custo por Lead (CPL)</text:p>
        </text:list-item>
        <text:list-item>
          <text:p text:style-name="P2">Custo de Aquisição de Cliente (CAC)</text:p>
        </text:list-item>
        <text:list-item>
          <text:p text:style-name="P2">Taxa de Conversão (visitante → lead e lead → cliente)</text:p>
        </text:list-item>
        <text:list-item>
          <text:p text:style-name="P1">Engajamento médio por canal (abertura e cliques em email, interações no LinkedIn e redes sociais)</text:p>
        </text:list-item>
      </text:list>
      <text:p text:style-name="Horizontal_20_Line"/>
      <text:h text:style-name="Heading_20_3" text:outline-level="3">2. Timeline</text:h>
      <text:p text:style-name="Text_20_body">| Etapa | Data | Descrição | |-------------------------------|-----------------------|------------------------------------------------------------------| | Planejamento e criação | Até 15/02/2026 | Desenvolvimento de materiais (whitepapers, email templates, anúncios) e segmentação da base. Pré-campanha com teasers. | | Pré-campanha | 16/02 a 28/02/2026 | Envio de e-mails teasers, posts orgânicos em redes sociais e LinkedIn, reconhecimento do tema IA em negócios. | | Lançamento oficial | 01/03/2026 | Início de envio de whitepapers, disparo de ads pagos e publicação de blogs otimizados para SEO. | | Ativação e otimização | Março a Maio 2026 | Monitoramento dos KPIs, ajustes em campanhas pagas, nutrição de leads via email e interações em redes sociais. | | Avaliação final e relatório | 31/05/2026 | Medição dos resultados, comparação com metas, relatório final e lições aprendidas. |</text:p>
      <text:p text:style-name="Horizontal_20_Line"/>
      <text:h text:style-name="Heading_20_3" text:outline-level="3">3. Canais Recomendados</text:h>
      <text:list xml:id="list1843588096" text:style-name="L2">
        <text:list-item>
          <text:p text:style-name="P4"><text:span text:style-name="Strong_20_Emphasis">Email Marketing:</text:span> Segmentação avançada para envio de campanhas com whitepapers, séries de nutrição e convites para webinars; análise de taxas de abertura, CTR e conversão.</text:p>
        </text:list-item>
        <text:list-item>
          <text:p text:style-name="P4"><text:span text:style-name="Strong_20_Emphasis">LinkedIn:</text:span> Posts orgânicos focados em expertise, artigos e anúncios pagos segmentados (LinkedIn Ads targeting interesses em IA e negócios).</text:p>
        </text:list-item>
        <text:list-item>
          <text:p text:style-name="P4"><text:span text:style-name="Strong_20_Emphasis">Paid Media (Google Ads e Facebook Ads):</text:span> Anúncios orientados a conversão para landing pages com oferta de whitepaper, usando segmentação por interesse e retargeting.</text:p>
        </text:list-item>
        <text:list-item>
          <text:p text:style-name="P4"><text:span text:style-name="Strong_20_Emphasis">Blog / SEO:</text:span> Produção semanal de posts técnicos otimizados para termos relacionados a IA e automação em negócios, com CTA para capturar leads.</text:p>
        </text:list-item>
        <text:list-item>
          <text:p text:style-name="P3"><text:span text:style-name="Strong_20_Emphasis">Redes sociais (Instagram e Twitter):</text:span> Conteúdo interativo e inspirador, teasers e microvídeos técnicos, além de enquetes para maior engajamento.</text:p>
        </text:list-item>
      </text:list>
      <text:p text:style-name="Horizontal_20_Line"/>
      <text:h text:style-name="Heading_20_3" text:outline-level="3"><text:soft-page-break/>4. Conteúdos-chave</text:h>
      <text:list xml:id="list3256424895" text:style-name="L3">
        <text:list-item>
          <text:p text:style-name="P6"><text:span text:style-name="Strong_20_Emphasis">Whitepapers:</text:span> “IA Aplicada a Negócios: O Futuro da Automação Empresarial” — base para geração de leads.</text:p>
        </text:list-item>
        <text:list-item>
          <text:p text:style-name="P6"><text:span text:style-name="Strong_20_Emphasis">Emails Segmentados:</text:span> Série de 3 a 5 envios, com conteúdos desde educacionais até convites para eventos/baixar whitepaper.</text:p>
        </text:list-item>
        <text:list-item>
          <text:p text:style-name="P6"><text:span text:style-name="Strong_20_Emphasis">Posts no LinkedIn:</text:span> Cases de sucesso, tendências de IA, convites para webinars e highlights do whitepaper.</text:p>
        </text:list-item>
        <text:list-item>
          <text:p text:style-name="P6"><text:span text:style-name="Strong_20_Emphasis">Blogs:</text:span> Artigos aprofundados (ex.: “Como Automatizar Processos com IA em 5 Passos”) com SEO para atrair tráfego orgânico.</text:p>
        </text:list-item>
        <text:list-item>
          <text:p text:style-name="P5"><text:span text:style-name="Strong_20_Emphasis">Anúncios Pagos:</text:span> Chamadas para download do whitepaper, CTA para webinars e landing pages otimizadas para conversão.</text:p>
        </text:list-item>
      </text:list>
      <text:p text:style-name="Horizontal_20_Line"/>
      <text:h text:style-name="Heading_20_3" text:outline-level="3">5. Próximos Passos</text:h>
      <text:list xml:id="list996893652" text:style-name="L4">
        <text:list-item>
          <text:p text:style-name="P8"><text:span text:style-name="Strong_20_Emphasis">Até 05/02/2026:</text:span> Finalizar briefing detalhado para criação dos materiais (whitepapers, emails, posts).</text:p>
        </text:list-item>
        <text:list-item>
          <text:p text:style-name="P8"><text:span text:style-name="Strong_20_Emphasis">10/02/2026:</text:span> Selecionar e importar lista segmentada para campanhas de email marketing.</text:p>
        </text:list-item>
        <text:list-item>
          <text:p text:style-name="P8"><text:span text:style-name="Strong_20_Emphasis">15/02/2026:</text:span> Revisar e aprovar conjunto completo de materiais criativos e sequência de mensagens.</text:p>
        </text:list-item>
        <text:list-item>
          <text:p text:style-name="P8"><text:span text:style-name="Strong_20_Emphasis">16 a 28/02/2026:</text:span> Implementar pré-campanha e configurar anúncios pagos.</text:p>
        </text:list-item>
        <text:list-item>
          <text:p text:style-name="P8"><text:span text:style-name="Strong_20_Emphasis">01/03/2026:</text:span> Lançar campanha oficialmente, iniciar monitoramento diário dos KPIs.</text:p>
        </text:list-item>
        <text:list-item>
          <text:p text:style-name="P8"><text:span text:style-name="Strong_20_Emphasis">Durante campanha:</text:span> Ajustar e otimizar orçamentos e mensagens conforme métricas de CPL, CAC e engajamento.</text:p>
        </text:list-item>
        <text:list-item>
          <text:p text:style-name="P7"><text:span text:style-name="Strong_20_Emphasis">Final de maio:</text:span> Apresentar relatório e recomendações para continuidade ou ampliação da estratégia.</text:p>
        </text:list-item>
      </text:list>
      <text:p text:style-name="Horizontal_20_Line"/>
      <text:p text:style-name="Text_20_body">Se desejar, posso detalhar planos de segmentação, modelos de email ou roteiros para conteúdos nas redes sociai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09:59:47.770000000</meta:creation-date>
    <dc:date>2025-11-03T10:01:37.040000000</dc:date>
    <meta:editing-duration>PT1M49S</meta:editing-duration>
    <meta:editing-cycles>1</meta:editing-cycles>
    <meta:document-statistic meta:table-count="0" meta:image-count="0" meta:object-count="0" meta:page-count="2" meta:paragraph-count="30" meta:word-count="538" meta:character-count="3591" meta:non-whitespace-character-count="3107"/>
    <meta:generator>LibreOffice/7.3.2.2$Windows_X86_64 LibreOffice_project/49f2b1bff42cfccbd8f788c8dc32c1c309559be0</meta:generator>
  </office:meta>
</office:document-meta>
</file>